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D9D9D9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/>
    </style:style>
    <style:style style:name="ce39" style:family="table-cell" style:parent-style-name="Default" style:data-style-name="N0">
      <style:table-cell-properties style:vertical-align="automatic" fo:wrap-option="wrap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1" style:family="table-cell" style:parent-style-name="_1043__1080__1087__1077__1088__1089__1089__1099__1083__1082__1072_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4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2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3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5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6.756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25pt" style:use-optimal-row-height="true" fo:break-before="auto"/>
    </style:style>
    <style:style style:name="ro20" style:family="table-row">
      <style:table-row-properties style:row-height="68pt" style:use-optimal-row-height="true" fo:break-before="auto"/>
    </style:style>
    <style:style style:name="ro21" style:family="table-row">
      <style:table-row-properties style:row-height="54pt" style:use-optimal-row-height="true" fo:break-before="auto"/>
    </style:style>
    <style:style style:name="ro22" style:family="table-row">
      <style:table-row-properties style:row-height="67.5pt" style:use-optimal-row-height="true" fo:break-before="auto"/>
    </style:style>
    <style:style style:name="ro23" style:family="table-row">
      <style:table-row-properties style:row-height="154pt" style:use-optimal-row-height="true" fo:break-before="auto"/>
    </style:style>
    <style:style style:name="ro24" style:family="table-row">
      <style:table-row-properties style:row-height="153pt" style:use-optimal-row-height="true" fo:break-before="auto"/>
    </style:style>
    <style:style style:name="ro25" style:family="table-row">
      <style:table-row-properties style:row-height="50pt" style:use-optimal-row-height="true" fo:break-before="auto"/>
    </style:style>
    <style:style style:name="ro26" style:family="table-row">
      <style:table-row-properties style:row-height="31pt" style:use-optimal-row-height="true" fo:break-before="auto"/>
    </style:style>
    <style:style style:name="ro27" style:family="table-row">
      <style:table-row-properties style:row-height="29pt" style:use-optimal-row-height="true" fo:break-before="auto"/>
    </style:style>
    <style:style style:name="ro28" style:family="table-row">
      <style:table-row-properties style:row-height="43.5pt" style:use-optimal-row-height="true" fo:break-before="auto"/>
    </style:style>
    <style:style style:name="ro29" style:family="table-row">
      <style:table-row-properties style:row-height="180pt" style:use-optimal-row-height="true" fo:break-before="auto"/>
    </style:style>
    <style:style style:name="ro30" style:family="table-row">
      <style:table-row-properties style:row-height="14.5pt" style:use-optimal-row-height="true" fo:break-before="auto"/>
    </style:style>
    <style:style style:name="ro31" style:family="table-row">
      <style:table-row-properties style:row-height="84.5pt" style:use-optimal-row-height="true" fo:break-before="auto"/>
    </style:style>
    <style:style style:name="ro32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2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<text:s/><text:span text:style-name="T5">push</text:span><text:s/>-u<text:s/><text:span text:style-name="T9">origin<text:s/></text:span><text:span text:style-name="T10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9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tag stable-2 f292ef5</text:p>
          </table:table-cell>
          <table:table-cell office:value-type="string" table:style-name="ce9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9">origin<text:s/></text:span><text:span text:style-name="T10">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revert 7f6b500</text:p>
          </table:table-cell>
          <table:table-cell office:value-type="string" table:style-name="ce9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set 9cf99cc —hard</text:p>
          </table:table-cell>
          <table:table-cell office:value-type="string" table:style-name="ce9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status<text:s text:c="2"/></text:p>
          </table:table-cell>
          <table:table-cell office:value-type="string" table:style-name="ce9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9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mote -v</text:p>
          </table:table-cell>
          <table:table-cell office:value-type="string" table:style-name="ce9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onfig --get remote.origin.url</text:p>
          </table:table-cell>
          <table:table-cell office:value-type="string" table:style-name="ce9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log —pretty=oneline</text:p>
          </table:table-cell>
          <table:table-cell office:value-type="string" table:style-name="ce9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2">set-url</text:span><text:span text:style-name="T5"><text:s/></text:span><text:span text:style-name="T12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checkout forum</text:p>
          </table:table-cell>
          <table:table-cell office:value-type="string" table:style-name="ce9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2a36c1b</text:p>
          </table:table-cell>
          <table:table-cell office:value-type="string" table:style-name="ce9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merge forum</text:p>
          </table:table-cell>
          <table:table-cell office:value-type="string" table:style-name="ce9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 branch -d &lt;имя ветки&gt;</text:span></text:p>
          </table:table-cell>
          <table:table-cell office:value-type="string" table:style-name="ce9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branch --set-upstream-to=master tocheck</text:p>
          </table:table-cell>
          <table:table-cell office:value-type="string" table:style-name="ce9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7">
          <table:table-cell office:value-type="string" table:style-name="ce9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9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8">
          <table:table-cell office:value-type="string" table:style-name="ce9">
            <text:p>git checkout &lt;feature&gt;</text:p>
            <text:p>git<text:s/><text:span text:style-name="T18">rebase</text:span><text:s/>-i master</text:p>
          </table:table-cell>
          <table:table-cell office:value-type="string" table:style-name="ce9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/text:p>
          </table:table-cell>
          <table:table-cell office:value-type="string" table:style-name="ce9">
            <text:p>Спрятать свои изменения, сделанные в ветке.<text:s text:c="2"/>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save "Какое-нибудь сообщение"</text:p>
          </table:table-cell>
          <table:table-cell office:value-type="string" table:style-name="ce9">
            <text:p>Сохранить с сообщением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text:s/>save<text:s/><text:span text:style-name="T20">-u</text:span></text:p>
          </table:table-cell>
          <table:table-cell office:value-type="string" table:style-name="ce9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list</text:p>
          </table:table-cell>
          <table:table-cell office:value-type="string" table:style-name="ce9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push -d</text:span><text:s/>origin &lt;branch_name&gt;</text:p>
          </table:table-cell>
          <table:table-cell office:value-type="string" table:style-name="ce9">
            <text:p>Удаление веток:<text:s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2">
            <text:p>Мердж / <text:s/>Пул реквест</text:p>
          </table:table-cell>
          <table:table-cell table:style-name="ce12"/>
          <table:table-cell table:number-columns-repeated="62" table:style-name="ce13"/>
          <table:table-cell table:number-columns-repeated="16320" table:style-name="ce14"/>
        </table:table-row>
        <table:table-row table:style-name="ro19">
          <table:table-cell office:value-type="string" table:style-name="ce9">
            <text:p>git checkout aq</text:p>
            <text:p>git rebase master</text:p>
          </table:table-cell>
          <table:table-cell office:value-type="string" table:style-name="ce9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git checkout aq</text:p>
            <text:p>git merge origin/master</text:p>
          </table:table-cell>
          <table:table-cell office:value-type="string" table:style-name="ce9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3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9"/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5">
            <text:p>SSH-key</text:p>
          </table:table-cell>
          <table:table-cell table:style-name="ce4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20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В Винде надо удалить старый пароль и логин в Windows Credentials</text:p>
          </table:table-cell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<text:span text:style-name="T4">.GITIGNORE</text:span></text:p>
          </table:table-cell>
          <table:table-cell table:style-name="ce15"/>
          <table:table-cell table:number-columns-repeated="16382"/>
        </table:table-row>
        <table:table-row table:style-name="ro19">
          <table:table-cell office:value-type="string" table:style-name="ce9">
            <text:p>.gitignore</text:p>
          </table:table-cell>
          <table:table-cell office:value-type="string" table:style-name="ce9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0">
          <table:table-cell office:value-type="string" table:style-name="ce9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2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*</text:p>
          </table:table-cell>
          <table:table-cell office:value-type="string" table:style-name="ce9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19">
          <table:table-cell office:value-type="string" table:style-name="ce16">
            <text:p>**</text:p>
          </table:table-cell>
          <table:table-cell office:value-type="string" table:style-name="ce9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?</text:p>
          </table:table-cell>
          <table:table-cell office:value-type="string" table:style-name="ce9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[…]</text:p>
          </table:table-cell>
          <table:table-cell office:value-type="string" table:style-name="ce9">
            <text:p>Любой ИЗ символов в скобках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9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9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9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21">ТОЛЬКО в корне проекта</text:span><text:span text:style-name="T21"/></text:p>
            <text:p><text:span text:style-name="T21">(корнём считается расположение файла .gitignore)</text:span><text:span text:style-name="T21"/></text:p>
            <text:p><text:span text:style-name="T21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1">
          <table:table-cell office:value-type="string" table:style-name="ce9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2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\!readme!.txt</text:span></text:p>
          </table:table-cell>
          <table:table-cell office:value-type="string" table:style-name="ce9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CI/CD</text:p>
          </table:table-cell>
          <table:table-cell table:style-name="ce15"/>
          <table:table-cell table:number-columns-repeated="16382"/>
        </table:table-row>
        <table:table-row table:style-name="ro19">
          <table:table-cell office:value-type="string" table:style-name="ce9">
            <text:p>https://youtu.be/jkwJCR0rqDc</text:p>
            <text:p/>
          </table:table-cell>
          <table:table-cell office:value-type="string" table:style-name="ce9">
            <text:p>Доки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https://docs.gitlab.com/ee/ci/yaml/</text:p>
            <text:p/>
          </table:table-cell>
          <table:table-cell office:value-type="string" table:style-name="ce9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7">
            <text:p>https://docs.gitlab.com/ee/ci/variables/predefined_variables.html</text:p>
            <text:p/>
          </table:table-cell>
          <table:table-cell office:value-type="string" table:style-name="ce9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9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2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_IMAGE</text:p>
          </table:table-cell>
          <table:table-cell office:value-type="string" table:style-name="ce9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COMMIT_REF_NAME</text:p>
          </table:table-cell>
          <table:table-cell office:value-type="string" table:style-name="ce9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3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24">$CI_JOB_TOKEN</text:span></text:p>
          </table:table-cell>
          <table:table-cell office:value-type="string" table:style-name="ce9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JOB_STAGE</text:p>
          </table:table-cell>
          <table:table-cell office:value-type="string" table:style-name="ce9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3">-<text:s/></text:span><text:span text:style-name="T25">echo</text:span><text:span text:style-name="T23"><text:s/>"$CI_JOB_STAGE"</text:span></text:p>
          </table:table-cell>
          <table:table-cell office:value-type="string" table:style-name="ce9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6">.deploy_common:</text:span><text:span text:style-name="T26"/></text:p>
            <text:p><text:span text:style-name="T27"># common config HERE</text:span><text:span text:style-name="T27"/></text:p>
            <text:p/>
            <text:p><text:span text:style-name="T26">deploy_master_CD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only</text:span><text:span text:style-name="T28">:</text:span><text:span text:style-name="T28"/></text:p>
            <text:p><text:span text:style-name="T26">refs</text:span><text:span text:style-name="T28">:</text:span><text:span text:style-name="T28"/></text:p>
            <text:p><text:span text:style-name="T28">- master</text:span><text:span text:style-name="T28"/></text:p>
            <text:p/>
            <text:p><text:span text:style-name="T26">deploy_manual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when</text:span><text:span text:style-name="T28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6">deploy</text:span><text:span text:style-name="T28">:</text:span><text:span text:style-name="T28"/></text:p>
            <text:p><text:span text:style-name="T26">rules</text:span><text:span text:style-name="T28">:</text:span><text:span text:style-name="T28"/></text:p>
            <text:p><text:span text:style-name="T28">-<text:s/></text:span><text:span text:style-name="T26">if</text:span><text:span text:style-name="T28">: '$CI_COMMIT_REF_NAME == "master"'</text:span><text:span text:style-name="T28"/></text:p>
            <text:p><text:span text:style-name="T28">-<text:s/></text:span><text:span text:style-name="T26">when</text:span><text:span text:style-name="T28">: manual</text:span></text:p>
          </table:table-cell>
          <table:table-cell office:value-type="string" table:style-name="ce9">
            <text:p><text:span text:style-name="T4">УСЛОВИЯ запуска лучше ставить через<text:s/></text:span><text:span text:style-name="T29">rules</text:span><text:span text:style-name="T4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9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407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6">
          <table:table-cell office:value-type="string" table:style-name="ce21">
            <text:p>https://habr.com/ru/post/310460</text:p>
            <text:p/>
          </table:table-cell>
          <table:table-cell office:value-type="string" table:style-name="ce21">
            <text:p><text:span text:style-name="T30">отличное пособие</text:span>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3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a xlink:href="https://www.docker.com/101-tutorial%22%20%5Ct%20%22_blank">https://www.docker.com/101-tutorial</text:a></text:p>
          </table:table-cell>
          <table:table-cell office:value-type="string" table:style-name="ce23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8">
          <table:table-cell table:style-name="ce24"/>
          <table:table-cell office:value-type="string" table:style-name="ce23">
            <text:p><text:span text:style-name="T33">Docker Desktop</text:span><text:s/>разворачивает приложения по умолчанию на адресе localhost</text:p>
            <text:p><text:span text:style-name="T33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/>
            <text:p>winpty docker exec -it //bin//sh</text:p>
          </table:table-cell>
          <table:table-cell office:value-type="string" table:style-name="ce24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29">
          <table:table-cell office:value-type="string" table:style-name="ce25">
            <text:p>sudo groupadd docker</text:p>
            <text:p>sudo</text:p>
            <text:p/>
            <text:p/>
            <text:p/>
            <text:p><text:span text:style-name="T34">sudo gpasswd -a $USER docker</text:span></text:p>
          </table:table-cell>
          <table:table-cell office:value-type="string" table:style-name="ce23">
            <text:p><text:span text:style-name="T35">To run docker without sudo:</text:span><text:span text:style-name="T35"/></text:p>
            <text:p><text:span text:style-name="T35">Add the docker group if it doesn't already exist.</text:span><text:span text:style-name="T35"/></text:p>
            <text:p><text:span text:style-name="T35">Add the connected user "$USER" to the docker group.</text:span><text:span text:style-name="T35"/></text:p>
            <text:p/>
            <text:p><text:span text:style-name="T35">Change the user name to match your preferred user if you do not want to use your current user:</text:span><text:span text:style-name="T35"/></text:p>
            <text:p/>
            <text:p><text:span text:style-name="T35">Either do a </text:span><text:span text:style-name="T34">newgrp docker</text:span><text:span text:style-name="T35"> or log out/in to activate the changes to groups.</text:span><text:span text:style-name="T35"/></text:p>
            <text:p><text:span text:style-name="T35">You can use</text:span><text:span text:style-name="T35"/></text:p>
            <text:p><text:span text:style-name="T34">docker run hello-world</text:span><text:span text:style-name="T34"/></text:p>
            <text:p><text:span text:style-name="T35">to check if you can run docker without sudo.</text:span><text:span text:style-name="T35"/></text:p>
            <text:p><text:span text:style-name="T34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Анализ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7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 ps</text:span><text:span text:style-name="T31"><text:s/></text:span><text:span text:style-name="T39">-a -q</text:span></text:p>
          </table:table-cell>
          <table:table-cell office:value-type="string" table:style-name="ce2">
            <text:p><text:span text:style-name="T31">увидеть<text:s/></text:span><text:span text:style-name="T39">только ID всех</text:span><text:span text:style-name="T31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9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40">docker logs</text:span><text:span text:style-name="T31"><text:s/></text:span><text:span text:style-name="T41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<text:s/></text:span><text:span text:style-name="T2">run</text:span><text:span text:style-name="T42"><text:s/>-it<text:s/></text:span><text:span text:style-name="T43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docker<text:s/></text:span><text:span text:style-name="T2">volume ls</text:span></text:p>
          </table:table-cell>
          <table:table-cell office:value-type="string" table:style-name="ce23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28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0">
          <table:table-cell table:style-name="ce23"/>
          <table:table-cell table:style-name="ce2"/>
          <table:table-cell table:number-columns-repeated="16382"/>
        </table:table-row>
        <table:table-row table:style-name="ro1">
          <table:table-cell office:value-type="string" table:style-name="ce26">
            <text:p>ТЭГИ</text:p>
          </table:table-cell>
          <table:table-cell table:style-name="ce2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docker<text:s/><text:span text:style-name="T2">tag</text:span><text:s/><text:span text:style-name="T46">0e5574283393</text:span><text:s/><text:span text:style-name="T15">fedora</text:span>/<text:span text:style-name="T15">httpd</text:span>:<text:span text:style-name="T47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Построение образа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7">docker build</text:span><text:s/><text:span text:style-name="T48">-t<text:s/></text:span><text:span text:style-name="T43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8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8">docker build<text:s/></text:span><text:span text:style-name="T49">-f Dockerfile</text:span><text:span text:style-name="T38"><text:s/>-t<text:s/></text:span><text:span text:style-name="T50">&lt;имя имаджа&gt;</text:span><text:span text:style-name="T31">:&lt;тэг&gt;<text:s/></text:span><text:span text:style-name="T38">.</text:span></text:p>
          </table:table-cell>
          <table:table-cell office:value-type="string" table:style-name="ce2">
            <text:p><text:span text:style-name="T31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<text:span text:style-name="T44">docker build -t<text:s/></text:span><text:span text:style-name="T51">&lt;DockerHub account name&gt;</text:span><text:span text:style-name="T44">/</text:span><text:span text:style-name="T52">&lt;New Image name&gt;</text:span><text:span text:style-name="T24">:</text:span><text:span text:style-name="T53">&lt;Tag of version&gt;</text:span><text:span text:style-name="T44"><text:s/>.</text:span></text:p>
          </table:table-cell>
          <table:table-cell office:value-type="string" table:style-name="ce2">
            <text:p><text:span text:style-name="T31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-d</text:p>
          </table:table-cell>
          <table:table-cell office:value-type="string" table:style-name="ce2">
            <text:p><text:span text:style-name="T31">запускает образ в<text:s/></text:span><text:span text:style-name="T54">detached режиме (</text:span><text:span text:style-name="T31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 run -it<text:s/></text:span><text:span text:style-name="T43">&lt;image name or ID&gt;<text:s/></text:span><text:span text:style-name="T24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Запуск</text:p>
          </table:table-cell>
          <table:table-cell table:style-name="ce26"/>
          <table:table-cell table:number-columns-repeated="16382"/>
        </table:table-row>
        <table:table-row table:style-name="ro30">
          <table:table-cell office:value-type="string" table:style-name="ce30">
            <text:p>run<text:s/><text:span text:style-name="T38">= docker create + docker start</text:span></text:p>
          </table:table-cell>
          <table:table-cell table:style-name="ce2"/>
          <table:table-cell table:number-columns-repeated="16382"/>
        </table:table-row>
        <table:table-row table:style-name="ro28">
          <table:table-cell office:value-type="string" table:style-name="ce23">
            <text:p><text:span text:style-name="T37">docker run<text:s/></text:span><text:span text:style-name="T43">&lt;имя имаджа&gt;</text:span></text:p>
          </table:table-cell>
          <table:table-cell office:value-type="string" table:style-name="ce2">
            <text:p><text:span text:style-name="T31">запустить контейнер,</text:span><text:span text:style-name="T31"/></text:p>
            <text:p><text:span text:style-name="T31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3">
            <text:p><text:span text:style-name="T37">docker run</text:span><text:span text:style-name="T44"><text:s/></text:span><text:span text:style-name="T43">&lt;имя имаджа&gt;<text:s/></text:span><text:span text:style-name="T44">command</text:span></text:p>
          </table:table-cell>
          <table:table-cell office:value-type="string" table:style-name="ce24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0">
          <table:table-cell office:value-type="string" table:style-name="ce23">
            <text:p><text:span text:style-name="T37">docker run</text:span><text:span text:style-name="T24"><text:s/></text:span><text:span text:style-name="T55">--name</text:span><text:span text:style-name="T24"><text:s/></text:span><text:span text:style-name="T56">&lt;имя контейнера&gt;</text:span><text:span text:style-name="T24"><text:s/></text:span><text:span text:style-name="T43">&lt;имя имаджа&gt;</text:span></text:p>
          </table:table-cell>
          <table:table-cell office:value-type="string" table:style-name="ce2">
            <text:p><text:span text:style-name="T31">создать и запустить контейнер, указав ему<text:s/></text:span><text:span text:style-name="T41">ИМЯ</text:span>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57">docker<text:s/></text:span><text:span text:style-name="T38">run --name<text:s/></text:span><text:span text:style-name="T58">&lt;имя контейнера&gt;</text:span><text:span text:style-name="T59"><text:s/></text:span><text:span text:style-name="T39">-d</text:span><text:span text:style-name="T38"><text:s/></text:span><text:span text:style-name="T50">&lt;имя имаджа&gt;</text:span></text:p>
          </table:table-cell>
          <table:table-cell office:value-type="string" table:style-name="ce31">
            <text:p>создать и запустить контейнер<text:s/><text:span text:style-name="T39">фоном, ДЕМОНОМ</text:span><text:span text:style-name="T31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1"/>
          <table:table-cell table:number-columns-repeated="16382"/>
        </table:table-row>
        <table:table-row table:style-name="ro2">
          <table:table-cell office:value-type="string" table:style-name="ce32">
            <text:p><text:span text:style-name="T61">start<text:s/></text:span><text:span text:style-name="T62">&lt;container ID&gt;</text:span></text:p>
          </table:table-cell>
          <table:table-cell office:value-type="string" table:style-name="ce24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 start</text:span><text:span text:style-name="T24"><text:s/></text:span><text:span text:style-name="T63">225824d4f37c</text:span></text:p>
          </table:table-cell>
          <table:table-cell office:value-type="string" table:style-name="ce24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<text:span text:style-name="T42">docker start</text:span><text:span text:style-name="T24"><text:s/></text:span><text:span text:style-name="T64">-a</text:span><text:span text:style-name="T24"><text:s/></text:span><text:span text:style-name="T63">225824d4f37c</text:span></text:p>
          </table:table-cell>
          <table:table-cell office:value-type="string" table:style-name="ce23">
            <text:p><text:span text:style-name="T24">start a container with ID 225824d4f37c<text:s/></text:span><text:span text:style-name="T65">showing</text:span><text:span text:style-name="T24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1"/>
          <table:table-cell table:number-columns-repeated="16382"/>
        </table:table-row>
        <table:table-row table:style-name="ro3">
          <table:table-cell office:value-type="string" table:style-name="ce28">
            <text:p><text:span text:style-name="T24">docker<text:s/></text:span><text:span text:style-name="T2">run</text:span><text:span text:style-name="T24"><text:s/></text:span><text:span text:style-name="T48">-it</text:span><text:span text:style-name="T24"><text:s/></text:span><text:span text:style-name="T66">-p</text:span><text:span text:style-name="T24"><text:s/>1234:8080 tomcat</text:span></text:p>
          </table:table-cell>
          <table:table-cell office:value-type="string" table:style-name="ce28">
            <text:p><text:span text:style-name="T24">запустить Томкат</text:span><text:span text:style-name="T24"/></text:p>
            <text:p><text:span text:style-name="T66">-it</text:span><text:span text:style-name="T24"><text:s/>- интерактивно, будем видеть, как он бежит в терминале,</text:span><text:span text:style-name="T24"/></text:p>
            <text:p><text:span text:style-name="T66">-p</text:span><text:span text:style-name="T24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ocker run -it -p 8888:80 nginx</text:p>
          </table:table-cell>
          <table:table-cell office:value-type="string" table:style-name="ce28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8"/>
          <table:table-cell table:number-columns-repeated="16382"/>
        </table:table-row>
        <table:table-row table:style-name="ro1">
          <table:table-cell office:value-type="string" table:style-name="ce33">
            <text:p>С открытым терминалом внутри контейнера</text:p>
          </table:table-cell>
          <table:table-cell table:style-name="ce33"/>
          <table:table-cell table:number-columns-repeated="16382"/>
        </table:table-row>
        <table:table-row table:style-name="ro1">
          <table:table-cell office:value-type="string" table:style-name="ce23">
            <text:p><text:span text:style-name="T44">docker run<text:s/></text:span><text:span text:style-name="T52">busybox</text:span><text:span text:style-name="T44"><text:s/></text:span><text:span text:style-name="T67">&lt;LINUX COMMAND&gt;</text:span></text:p>
          </table:table-cell>
          <table:table-cell office:value-type="string" table:style-name="ce23">
            <text:p><text:span text:style-name="T24">контейнер</text:span><text:span text:style-name="T44">,<text:s/></text:span><text:span text:style-name="T68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<text:span text:style-name="T44">docker run<text:s/></text:span><text:span text:style-name="T69">-it</text:span><text:span text:style-name="T44"><text:s/></text:span><text:span text:style-name="T52">busybox</text:span><text:span text:style-name="T44"><text:s/></text:span><text:span text:style-name="T67">sh</text:span></text:p>
          </table:table-cell>
          <table:table-cell office:value-type="string" table:style-name="ce23">
            <text:p><text:span text:style-name="T24">run a container with this window<text:s/></text:span><text:span text:style-name="T69">connected to STDIN</text:span><text:span text:style-name="T24"><text:s/>of a container and<text:s/></text:span><text:span text:style-name="T67">linux terminal opened</text:span><text:span text:style-name="T24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С ПОРТАМИ</text:p>
          </table:table-cell>
          <table:table-cell table:style-name="ce33"/>
          <table:table-cell table:number-columns-repeated="16382"/>
        </table:table-row>
        <table:table-row table:style-name="ro3">
          <table:table-cell office:value-type="string" table:style-name="ce23">
            <text:p><text:span text:style-name="T42">docker run</text:span><text:span text:style-name="T24"><text:s/></text:span><text:span text:style-name="T70">-p</text:span><text:span text:style-name="T24"><text:s/></text:span><text:span text:style-name="T70">8080</text:span><text:span text:style-name="T24">:8080<text:s/></text:span><text:span text:style-name="T43">&lt;image name or ID&gt;</text:span></text:p>
          </table:table-cell>
          <table:table-cell office:value-type="string" table:style-name="ce23">
            <text:p><text:span text:style-name="T24">Порты:<text:s/></text:span><text:span text:style-name="T71">СНАРУЖИ</text:span><text:span text:style-name="T24">:ВНУТРИ.</text:span><text:span text:style-name="T24"/></text:p>
            <text:p><text:span text:style-name="T24">run a container with<text:s/></text:span><text:span text:style-name="T70">redirecting incoming fetches</text:span><text:span text:style-name="T24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самоликвидация контейнера</text:p>
          </table:table-cell>
          <table:table-cell table:style-name="ce33"/>
          <table:table-cell table:number-columns-repeated="16382"/>
        </table:table-row>
        <table:table-row table:style-name="ro2">
          <table:table-cell office:value-type="string" table:style-name="ce23">
            <text:p><text:span text:style-name="T44">docker run --name</text:span><text:span text:style-name="T24"><text:s/></text:span><text:span text:style-name="T63">&lt;имя контейнера&gt;</text:span><text:span text:style-name="T24"><text:s/></text:span><text:span text:style-name="T72">-d</text:span><text:span text:style-name="T55"><text:s/>--rm<text:s/></text:span><text:span text:style-name="T53">&lt;имя имаджа&gt;</text:span></text:p>
          </table:table-cell>
          <table:table-cell office:value-type="string" table:style-name="ce23">
            <text:p><text:span text:style-name="T24">- создать и запустить контейнер<text:s/></text:span><text:span text:style-name="T72">фоном</text:span><text:span text:style-name="T24">,<text:s/></text:span><text:span text:style-name="T55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23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3">
            <text:p>ВРЕМЕННЫЕ ЗОНЫ</text:p>
          </table:table-cell>
          <table:table-cell table:style-name="ce33"/>
          <table:table-cell table:number-columns-repeated="16382"/>
        </table:table-row>
        <table:table-row table:style-name="ro27">
          <table:table-cell office:value-type="string" table:style-name="ce2">
            <text:p><text:span text:style-name="T38">docker run --rm --name</text:span><text:span text:style-name="T31"><text:s/></text:span><text:span text:style-name="T41">&lt;имя контейнера&gt;</text:span><text:span text:style-name="T31"><text:s/>-d -p 8080:8080<text:s/></text:span><text:span text:style-name="T39">-e TZ=Europe/Moscow</text:span><text:span text:style-name="T31"><text:s/>&lt;имя имаджа&gt;</text:span></text:p>
          </table:table-cell>
          <table:table-cell office:value-type="string" table:style-name="ce2">
            <text:p><text:span text:style-name="T31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ХРАНЕНИЕ ДАННЫХ</text:p>
          </table:table-cell>
          <table:table-cell table:style-name="ce26"/>
          <table:table-cell table:number-columns-repeated="16382"/>
        </table:table-row>
        <table:table-row table:style-name="ro28">
          <table:table-cell office:value-type="string" table:style-name="ce34">
            <text:p><text:span text:style-name="T38">docker run --name</text:span><text:s/><text:span text:style-name="T41">&lt;имя контейнера&gt;<text:s/></text:span>-<text:span text:style-name="T31">d</text:span><text:s/>-<text:span text:style-name="T31">p</text:span><text:s/>8080:8080 -<text:span text:style-name="T31">e</text:span><text:s/><text:span text:style-name="T31">TZ</text:span>=<text:span text:style-name="T31">Europe</text:span>/<text:span text:style-name="T31">Moscow</text:span><text:s/><text:span text:style-name="T39">-v &lt;абсолютный путь на хостовой машине&gt;: &lt;абсолютный путь внутри контейнера</text:span><text:span text:style-name="T31">&gt; &lt;имя имаджа&gt;</text:span></text:p>
          </table:table-cell>
          <table:table-cell office:value-type="string" table:style-name="ce2">
            <text:p><text:span text:style-name="T31">монтирование папки для сохранения данных<text:s/></text:span><text:span text:style-name="T39">внутри контейнера</text:span><text:span text:style-name="T31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23">
            <text:p><text:span text:style-name="T42">docker run -p 3000:3000<text:s/></text:span><text:span text:style-name="T69">-v app/node_modules</text:span><text:span text:style-name="T24"><text:s/></text:span><text:span text:style-name="T73">-v $(pwd):/app</text:span><text:span text:style-name="T24"><text:s/></text:span><text:span text:style-name="T52">&lt;image ID&gt;</text:span></text:p>
          </table:table-cell>
          <table:table-cell office:value-type="string" table:style-name="ce23">
            <text:p><text:span text:style-name="T69">put a bookmark on a nod modules folder of a container (bookmark means «Don“t touch it, don“t reference, this folder works fine»)</text:span><text:span text:style-name="T24"><text:s/>and<text:s/></text:span><text:span text:style-name="T73">make reference of our (PWD — print working directory) workdir folder to a folder inside a container</text:span><text:span text:style-name="T73"/></text:p>
            <text:p><text:span text:style-name="T24">(we make a volume = refernce)</text:span>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38">docker</text:span><text:span text:style-name="T44"><text:s/></text:span><text:span text:style-name="T38">run</text:span><text:span text:style-name="T44"><text:s/>--</text:span><text:span text:style-name="T38">rm</text:span><text:span text:style-name="T44"><text:s/>-</text:span><text:span text:style-name="T38">d</text:span><text:span text:style-name="T44"><text:s/>-</text:span><text:span text:style-name="T38">p</text:span><text:span text:style-name="T44"><text:s/>27017: 27017<text:s/></text:span><text:span text:style-name="T38">mongo</text:span></text:p>
          </table:table-cell>
          <table:table-cell office:value-type="string" table:style-name="ce23">
            <text:p><text:span text:style-name="T24">запуск контейнера<text:s/></text:span>Mongo из имаджа с Докер-библиотеки.<text:s/><text:span text:style-name="T33">Временная</text:span><text:s/>ДБ, которая<text:s/><text:span text:style-name="T33">затрётся при выключении контейнера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style-name="ro30">
          <table:table-cell table:style-name="ce23"/>
          <table:table-cell table:style-name="ce2"/>
          <table:table-cell table:number-columns-repeated="16382"/>
        </table:table-row>
        <table:table-row table:style-name="ro1">
          <table:table-cell office:value-type="string" table:style-name="ce33">
            <text:p>VOLUMES</text:p>
          </table:table-cell>
          <table:table-cell table:style-name="ce33"/>
          <table:table-cell table:number-columns-repeated="16382"/>
        </table:table-row>
        <table:table-row table:style-name="ro30">
          <table:table-cell office:value-type="string" table:style-name="ce23">
            <text:p><text:span text:style-name="T44">docker volume create</text:span><text:span text:style-name="T24"><text:s/></text:span><text:span text:style-name="T74">&lt;имя волюма&gt;</text:span></text:p>
          </table:table-cell>
          <table:table-cell office:value-type="string" table:style-name="ce23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docker volume ls</text:span></text:p>
          </table:table-cell>
          <table:table-cell office:value-type="string" table:style-name="ce23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3">
            <text:p><text:span text:style-name="T38">docker run --rm --name</text:span><text:s/>&lt; имя контейнера &gt;<text:s/><text:span text:style-name="T38">-d -p 8080:8080 -e TZ=Europe/Moscow -</text:span><text:span text:style-name="T39">v &lt;ИМЯ ВОЛЮМА&gt;: &lt;абсолютный путь внутри контейнера</text:span>&gt; &lt; имя имаджа &gt;</text:p>
          </table:table-cell>
          <table:table-cell office:value-type="string" table:style-name="ce23">
            <text:p>монтирование папки для сохранения данных<text:s/><text:span text:style-name="T39">вне контейнера, в независимом Вольюме (папке)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Работа с функционирующим контейнером</text:p>
          </table:table-cell>
          <table:table-cell table:style-name="ce26"/>
          <table:table-cell table:number-columns-repeated="16382"/>
        </table:table-row>
        <table:table-row table:style-name="ro30">
          <table:table-cell office:value-type="string" table:style-name="ce35">
            <text:p>exec</text:p>
          </table:table-cell>
          <table:table-cell office:value-type="string" table:style-name="ce24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</text:span><text:s/>exec -it &lt;container ID&gt; &lt;command&gt;</text:p>
          </table:table-cell>
          <table:table-cell office:value-type="string" table:style-name="ce2">
            <text:p><text:span text:style-name="T75">allows to provide input</text:span><text:span text:style-name="T31"><text:s/></text:span><text:span text:style-name="T49">with tips and help</text:span><text:span text:style-name="T31"><text:s/>to STDIN and<text:s/></text:span><text:span text:style-name="T76">send another command</text:span><text:span text:style-name="T31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42">docker exec -it<text:s/></text:span><text:span text:style-name="T63">&lt;container ID&gt;</text:span><text:span text:style-name="T24"><text:s/></text:span><text:span text:style-name="T64">sh</text:span></text:p>
          </table:table-cell>
          <table:table-cell office:value-type="string" table:style-name="ce23">
            <text:p>opens a terminal INSIDE of a container for program to see your commands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docker exec -it<text:s/><text:span text:style-name="T41">&lt;container ID&gt;</text:span><text:s/>/bin/bash</text:p>
          </table:table-cell>
          <table:table-cell office:value-type="string" table:style-name="ce23">
            <text:p>то же самое: вызов баша внутри контейнера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1">Ctrl+D or ‘exit’</text:span></text:p>
          </table:table-cell>
          <table:table-cell office:value-type="string" table:style-name="ce24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3">
            <text:p><text:span text:style-name="T77">docker<text:s/></text:span><text:span text:style-name="T2">commit</text:span><text:span text:style-name="T24"><text:s/></text:span><text:span text:style-name="T78">-c</text:span><text:span text:style-name="T24"><text:s/></text:span><text:span text:style-name="T52">„CMD [«redis-server»]“</text:span><text:span text:style-name="T24"><text:s/></text:span><text:span text:style-name="T63">&lt;ID of a container&gt;</text:span></text:p>
          </table:table-cell>
          <table:table-cell office:value-type="string" table:style-name="ce23">
            <text:p><text:span text:style-name="T24">Создаёт имадж из выбранного контейнера.</text:span><text:span text:style-name="T24"/></text:p>
            <text:p><text:span text:style-name="T24">То есть можно запустить контейнер, с ним поработать, внутри что-то настроить, переписать Main-омманды… и из этого сделать имадж.</text:span><text:span text:style-name="T24"/></text:p>
            <text:p/>
            <text:p><text:span text:style-name="T24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4">docker<text:s/></text:span><text:span text:style-name="T2">commit</text:span><text:span text:style-name="T44"><text:s/></text:span><text:span text:style-name="T46">5267e21d140</text:span><text:span text:style-name="T44"><text:s/></text:span><text:span text:style-name="T15">denis_v2</text:span><text:span text:style-name="T44">:</text:span><text:span text:style-name="T47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6">docker</text:span><text:s/><text:span text:style-name="T79">cp</text:span><text:s/>foo.txt<text:s/><text:span text:style-name="T80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79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6">docker</text:span><text:s/><text:span text:style-name="T79">cp</text:span><text:s/>src/. mycontainer:/target</text:p>
            <text:p><text:span text:style-name="T36">docker</text:span><text:s/><text:span text:style-name="T79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Остановка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3">
            <text:p><text:span text:style-name="T44">docker<text:s/></text:span><text:span text:style-name="T72">stop</text:span><text:span text:style-name="T44"><text:s/></text:span><text:span text:style-name="T63">&lt;name or ID of a container&gt;</text:span></text:p>
          </table:table-cell>
          <table:table-cell office:value-type="string" table:style-name="ce23">
            <text:p><text:span text:style-name="T72">stop<text:s/></text:span><text:span text:style-name="T24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<text:s/></text:span><text:span text:style-name="T64">kill</text:span><text:span text:style-name="T24"><text:s/></text:span><text:span text:style-name="T63">&lt;name or ID of a container&gt;</text:span></text:p>
          </table:table-cell>
          <table:table-cell office:value-type="string" table:style-name="ce23">
            <text:p><text:span text:style-name="T64">kill</text:span><text:span text:style-name="T63"><text:s/>container<text:s/></text:span><text:span text:style-name="T24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81">stop</text:span><text:s/>$(<text:span text:style-name="T36">docker</text:span><text:s/><text:span text:style-name="T79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Удаление</text:p>
          </table:table-cell>
          <table:table-cell table:style-name="ce26"/>
          <table:table-cell table:number-columns-repeated="16382"/>
        </table:table-row>
        <table:table-row table:style-name="ro27">
          <table:table-cell office:value-type="string" table:style-name="ce35">
            <text:p>system prune</text:p>
          </table:table-cell>
          <table:table-cell office:value-type="string" table:style-name="ce23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0">
          <table:table-cell table:style-name="ce35"/>
          <table:table-cell table:style-name="ce23"/>
          <table:table-cell table:number-columns-repeated="16382"/>
        </table:table-row>
        <table:table-row table:style-name="ro30">
          <table:table-cell office:value-type="string" table:style-name="ce28">
            <text:p>docker<text:span text:style-name="T24"><text:s/></text:span><text:span text:style-name="T39">rm</text:span><text:span text:style-name="T24"><text:s/></text:span><text:span text:style-name="T41">&lt;ID контейнера или имя&gt;</text:span></text:p>
          </table:table-cell>
          <table:table-cell office:value-type="string" table:style-name="ce2">
            <text:p><text:span text:style-name="T31">остановить выполнение контейнера и<text:s/></text:span><text:span text:style-name="T39">удалить</text:span><text:span text:style-name="T31"><text:s/>его</text:span>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<text:span text:style-name="T40">docker rm</text:span><text:span text:style-name="T24"><text:s/>$(</text:span><text:span text:style-name="T40">docker ps</text:span><text:span text:style-name="T24"><text:s/>-</text:span><text:span text:style-name="T31">qa)</text:span></text:p>
          </table:table-cell>
          <table:table-cell office:value-type="string" table:style-name="ce23">
            <text:p>удалим все контейнеры.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</text:span><text:span text:style-name="T50">&lt;имя имаджа&gt;</text:span></text:p>
          </table:table-cell>
          <table:table-cell office:value-type="string" table:style-name="ce23">
            <text:p>удалить имадж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$(</text:span><text:span text:style-name="T40">docker images -q</text:span><text:span text:style-name="T31">)</text:span></text:p>
          </table:table-cell>
          <table:table-cell office:value-type="string" table:style-name="ce2">
            <text:p><text:span text:style-name="T31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40">sudo docker rmi<text:s/></text:span><text:span text:style-name="T31">$(</text:span><text:span text:style-name="T40">sudo docker images -f</text:span><text:span text:style-name="T31"><text:s/>"dangling=true" -q)</text:span></text:p>
          </table:table-cell>
          <table:table-cell office:value-type="string" table:style-name="ce22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Dockerfile</text:p>
          </table:table-cell>
          <table:table-cell office:value-type="string" table:style-name="ce26">
            <text:p>Файл, по которому собирается имадж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8">FROM python:3.6</text:span><text:span text:style-name="T38"/></text:p>
            <text:p><text:span text:style-name="T38">RUN mkdir -p<text:s/></text:span><text:span text:style-name="T82">/usr/src/app/</text:span><text:span text:style-name="T82"/></text:p>
            <text:p><text:span text:style-name="T38">WORKDIR<text:s/></text:span><text:span text:style-name="T82">/usr/src/app/</text:span></text:p>
          </table:table-cell>
          <table:table-cell table:style-name="ce24"/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COPY<text:s/></text:span><text:span text:style-name="T55">.</text:span><text:span text:style-name="T44"><text:s/></text:span><text:span text:style-name="T83">/usr/src/app/</text:span></text:p>
          </table:table-cell>
          <table:table-cell office:value-type="string" table:style-name="ce24">
            <text:p>-<text:s/><text:span text:style-name="T84">a path on our computer relatively to a build context</text:span><text:s/>and<text:s/><text:span text:style-name="T85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4"/>
          <table:table-cell table:number-columns-repeated="16382"/>
        </table:table-row>
        <table:table-row table:style-name="ro30">
          <table:table-cell office:value-type="string" table:style-name="ce28">
            <text:p><text:span text:style-name="T24">CMD [“python”, “app.py”]</text:span></text:p>
          </table:table-cell>
          <table:table-cell office:value-type="string" table:style-name="ce2">
            <text:p><text:span text:style-name="T31">вместо CMD может быть<text:s/></text:span><text:span text:style-name="T38">ENTRYPOINT [“python”, “app.py”]</text:span></text:p>
          </table:table-cell>
          <table:table-cell table:number-columns-repeated="16382"/>
        </table:table-row>
        <table:table-row table:style-name="ro27">
          <table:table-cell office:value-type="string" table:style-name="ce28">
            <text:p>ENV TZ Europe/Moscow</text:p>
          </table:table-cell>
          <table:table-cell office:value-type="string" table:style-name="ce36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">
            <text:p><text:span text:style-name="T38">FROM python:3.8</text:span><text:span text:style-name="T38"/></text:p>
            <text:p><text:span text:style-name="T38">RUN mkdir -p /usr/src/app1/</text:span><text:span text:style-name="T38"/></text:p>
            <text:p><text:span text:style-name="T38">WORKDIR /usr/src/app1/</text:span><text:span text:style-name="T38"/></text:p>
            <text:p><text:span text:style-name="T38">COPY . /usr/src/app1/</text:span><text:span text:style-name="T38"/></text:p>
            <text:p><text:span text:style-name="T38">RUN pip install --no-cache-dir -r requirements.txt</text:span><text:span text:style-name="T38"/></text:p>
            <text:p><text:span text:style-name="T38">EXPOSE 8080</text:span><text:span text:style-name="T38"/></text:p>
            <text:p/>
            <text:p><text:span text:style-name="T38">ENTRYPOINT ["python"]</text:span><text:span text:style-name="T38"/></text:p>
            <text:p><text:span text:style-name="T38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6">
            <text:p>docker-compose</text:p>
          </table:table-cell>
          <table:table-cell office:value-type="string" table:style-name="ce26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6">
          <table:table-cell office:value-type="string" table:style-name="ce37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6">docker-compose</text:span><text:s/><text:span text:style-name="T79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39"/>
        <table:table-column table:style-name="co4" table:number-columns-repeated="62" table:default-cell-style-name="ce39"/>
        <table:table-column table:style-name="co4" table:number-columns-repeated="16320" table:default-cell-style-name="ce1"/>
        <table:table-row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40">
            <text:p>Windows Server</text:p>
          </table:table-cell>
          <table:table-cell table:style-name="ce40"/>
          <table:table-cell table:number-columns-repeated="16382"/>
        </table:table-row>
        <table:table-row table:style-name="ro8">
          <table:table-cell table:style-name="ce38"/>
          <table:table-cell office:value-type="string" table:style-name="ce38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8">
            <text:p>shutdown -r</text:p>
          </table:table-cell>
          <table:table-cell office:value-type="string" table:style-name="ce38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shutdown -r -t 60</text:p>
          </table:table-cell>
          <table:table-cell office:value-type="string" table:style-name="ce38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40">
            <text:p>Windows 10</text:p>
          </table:table-cell>
          <table:table-cell table:style-name="ce40"/>
          <table:table-cell table:number-columns-repeated="16382"/>
        </table:table-row>
        <table:table-row table:style-name="ro3">
          <table:table-cell office:value-type="string" table:style-name="ce38">
            <text:p>powercfg.exe /hibernate off</text:p>
          </table:table-cell>
          <table:table-cell office:value-type="string" table:style-name="ce38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38">
            <text:p>Планировщик задач</text:p>
          </table:table-cell>
          <table:table-cell office:value-type="string" table:style-name="ce41">
            <text:p><text:a xlink:href="https://youtu.be/DVUlkU2AxgQ">https://youtu.be/DVUlkU2AxgQ</text:a></text:p>
          </table:table-cell>
          <table:table-cell table:number-columns-repeated="16382"/>
        </table:table-row>
        <table:table-row table:number-rows-repeated="13" table:style-name="ro1">
          <table:table-cell table:number-columns-repeated="2" table:style-name="ce38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8-18T16:05:41Z</dc:date>
    <meta:editing-cycles>435</meta:editing-cycles>
    <meta:editing-duration>PT35578S</meta:editing-duration>
  </office:meta>
</office:document-meta>
</file>